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1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1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16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17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style:font-size-asian="12pt" style:font-size-complex="12pt"/>
    </style:style>
    <style:style style:name="P1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fo:background-color="#fffffe" style:font-size-asian="12pt" style:font-size-complex="12pt"/>
    </style:style>
    <style:style style:name="P1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20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2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c1e9f" officeooo:paragraph-rsid="002c1e9f" fo:background-color="#fffffe" style:font-size-asian="12pt" style:font-size-complex="12pt"/>
    </style:style>
    <style:style style:name="P2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d5be1" officeooo:paragraph-rsid="002d5be1" fo:background-color="#fffffe" style:font-size-asian="12pt" style:font-size-complex="12pt"/>
    </style:style>
    <style:style style:name="P23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0d6da" officeooo:paragraph-rsid="0030d6da" fo:background-color="#fffffe" style:font-size-asian="12pt" style:font-size-complex="12pt"/>
    </style:style>
    <style:style style:name="P2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315bc" officeooo:paragraph-rsid="003315bc" fo:background-color="#fffffe" style:font-size-asian="12pt" style:font-size-complex="12pt"/>
    </style:style>
    <style:style style:name="P2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26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a3abb" officeooo:paragraph-rsid="003a3abb" fo:background-color="#fffffe" style:font-size-asian="12pt" style:font-size-complex="12pt"/>
    </style:style>
    <style:style style:name="P27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c9f40" officeooo:paragraph-rsid="003c9f40" fo:background-color="#fffffe" style:font-size-asian="12pt" style:font-size-complex="12pt"/>
    </style:style>
    <style:style style:name="P2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de500" officeooo:paragraph-rsid="003de500" fo:background-color="#fffffe" style:font-size-asian="12pt" style:font-size-complex="12pt"/>
    </style:style>
    <style:style style:name="P29" style:family="paragraph" style:parent-style-name="Standard">
      <style:text-properties officeooo:paragraph-rsid="003a3abb"/>
    </style:style>
    <style:style style:name="P30" style:family="paragraph" style:parent-style-name="Standard" style:list-style-name="L1">
      <style:text-properties officeooo:rsid="001105cd" officeooo:paragraph-rsid="001105cd"/>
    </style:style>
    <style:style style:name="P31" style:family="paragraph" style:parent-style-name="Standard" style:list-style-name="L7">
      <style:text-properties officeooo:rsid="001105cd" officeooo:paragraph-rsid="001d503f"/>
    </style:style>
    <style:style style:name="P32" style:family="paragraph" style:parent-style-name="Standard" style:list-style-name="L2">
      <style:text-properties officeooo:rsid="00110f4d" officeooo:paragraph-rsid="00110f4d"/>
    </style:style>
    <style:style style:name="P33" style:family="paragraph" style:parent-style-name="Standard" style:list-style-name="L3">
      <style:text-properties officeooo:rsid="00110f4d" officeooo:paragraph-rsid="00110f4d"/>
    </style:style>
    <style:style style:name="P34" style:family="paragraph" style:parent-style-name="Standard" style:list-style-name="L3">
      <style:text-properties officeooo:rsid="00112aaa" officeooo:paragraph-rsid="00112aaa"/>
    </style:style>
    <style:style style:name="P35" style:family="paragraph" style:parent-style-name="Standard" style:list-style-name="L4">
      <style:text-properties officeooo:rsid="00112aaa" officeooo:paragraph-rsid="00112aaa"/>
    </style:style>
    <style:style style:name="P36" style:family="paragraph" style:parent-style-name="Standard" style:list-style-name="L5">
      <style:text-properties officeooo:rsid="0014c3da" officeooo:paragraph-rsid="0014c3da"/>
    </style:style>
    <style:style style:name="P37" style:family="paragraph" style:parent-style-name="Standard" style:list-style-name="L6">
      <style:text-properties officeooo:rsid="001c05ce" officeooo:paragraph-rsid="001c05ce"/>
    </style:style>
    <style:style style:name="P38" style:family="paragraph" style:parent-style-name="Standard" style:list-style-name="L7">
      <style:text-properties officeooo:rsid="001d209d" officeooo:paragraph-rsid="001d209d"/>
    </style:style>
    <style:style style:name="P39" style:family="paragraph" style:parent-style-name="Standard" style:list-style-name="L7">
      <style:text-properties officeooo:rsid="001d503f" officeooo:paragraph-rsid="001d503f"/>
    </style:style>
    <style:style style:name="P40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41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42" style:family="paragraph" style:parent-style-name="Standard" style:list-style-name="L10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43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44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64e08" officeooo:paragraph-rsid="00264e08" style:font-size-asian="12pt" style:font-size-complex="12pt"/>
    </style:style>
    <style:style style:name="P45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46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47" style:family="paragraph" style:parent-style-name="Standard" style:list-style-name="L11">
      <style:text-properties officeooo:rsid="0021ca7a" officeooo:paragraph-rsid="0021ca7a"/>
    </style:style>
    <style:style style:name="P48" style:family="paragraph" style:parent-style-name="Standard" style:list-style-name="L11">
      <style:text-properties officeooo:rsid="00264e08" officeooo:paragraph-rsid="00264e08"/>
    </style:style>
    <style:style style:name="P49" style:family="paragraph" style:parent-style-name="Standard" style:list-style-name="L12">
      <style:text-properties officeooo:rsid="0023d619" officeooo:paragraph-rsid="0023d619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style:style style:name="T10" style:family="text">
      <style:text-properties fo:font-variant="normal" fo:text-transform="none" fo:color="#202124" loext:opacity="100%" style:font-name="Roboto" fo:font-size="12pt" fo:letter-spacing="normal" fo:font-style="normal" fo:font-weight="normal" officeooo:rsid="003a3abb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1859434483" text:style-name="L1">
        <text:list-item>
          <text:p text:style-name="P30">/tasks <text:s/>- GET</text:p>
        </text:list-item>
        <text:list-item>
          <text:p text:style-name="P30">/tasks - POST</text:p>
        </text:list-item>
        <text:list-item>
          <text:p text:style-name="P30">/tasks/:id – PUT</text:p>
        </text:list-item>
        <text:list-item>
          <text:p text:style-name="P30">/tasks/:id/complete – PUT</text:p>
        </text:list-item>
        <text:list-item>
          <text:p text:style-name="P30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434700745" text:style-name="L2">
        <text:list-item>
          <text:p text:style-name="P32">Tareas:</text:p>
          <text:list>
            <text:list-header>
              <text:p text:style-name="P32">id: int, auto_increment, </text:p>
            </text:list-header>
            <text:list-item>
              <text:p text:style-name="P32">legend: string</text:p>
            </text:list-item>
            <text:list-item>
              <text:p text:style-name="P32">status: boolean</text:p>
            </text:list-item>
          </text:list>
        </text:list-item>
      </text:list>
      <text:p text:style-name="P2"/>
      <text:p text:style-name="P2">Requirements: </text:p>
      <text:list xml:id="list2765874823" text:style-name="L3">
        <text:list-item>
          <text:p text:style-name="P33">Listar Tareas</text:p>
        </text:list-item>
        <text:list-item>
          <text:p text:style-name="P33">Crear Tareas</text:p>
        </text:list-item>
        <text:list-item>
          <text:p text:style-name="P33">Modificar Tareas</text:p>
        </text:list-item>
        <text:list-item>
          <text:p text:style-name="P33">Tachar Tareas</text:p>
        </text:list-item>
        <text:list-item>
          <text:p text:style-name="P33">Marcar Tareas como Completadas</text:p>
        </text:list-item>
        <text:list-item>
          <text:p text:style-name="P34">Marcar Tareas como no Completadas</text:p>
        </text:list-item>
        <text:list-item>
          <text:p text:style-name="P34">Marcar Varias Tareas como Completadas o no Completadas</text:p>
        </text:list-item>
      </text:list>
      <text:p text:style-name="P3"/>
      <text:p text:style-name="P3">Requirimientos Tecnicos:</text:p>
      <text:list xml:id="list2445554253" text:style-name="L4">
        <text:list-item>
          <text:p text:style-name="P35">Crear el repositorio en Github</text:p>
        </text:list-item>
        <text:list-item>
          <text:p text:style-name="P35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1252560028" text:style-name="L5">
        <text:list-item>
          <text:p text:style-name="P36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3825457600" text:style-name="L6">
        <text:list-item>
          <text:p text:style-name="P37">Usuario crear la categoria junto con la tarea</text:p>
        </text:list-item>
        <text:list-item>
          <text:p text:style-name="P37">Listar las categorias</text:p>
        </text:list-item>
        <text:list-item>
          <text:p text:style-name="P37">Cambiar la categoria</text:p>
        </text:list-item>
        <text:list-item>
          <text:p text:style-name="P37">Eliminar la categoria</text:p>
        </text:list-item>
      </text:list>
      <text:p text:style-name="P10"/>
      <text:p text:style-name="P11">Base de Datos:</text:p>
      <text:list xml:id="list43363765" text:style-name="L7">
        <text:list-item>
          <text:p text:style-name="P38">Categorias:</text:p>
          <text:list>
            <text:list-item>
              <text:p text:style-name="P38">id: varchar(25) ulid primary key</text:p>
            </text:list-item>
            <text:list-item>
              <text:p text:style-name="P38">name: varchar(50)</text:p>
            </text:list-item>
          </text:list>
        </text:list-item>
      </text:list>
      <text:p text:style-name="P11"/>
      <text:list xml:id="list111938602761948" text:continue-numbering="true" text:style-name="L7">
        <text:list-item>
          <text:p text:style-name="P38">Tareas:</text:p>
          <text:list>
            <text:list-item>
              <text:p text:style-name="P38">id_categoria varchar(25) </text:p>
              <text:p text:style-name="P38"/>
            </text:list-item>
          </text:list>
        </text:list-item>
      </text:list>
      <text:p text:style-name="P12">Tareas – Servicios:</text:p>
      <text:list xml:id="list111938581471067" text:continue-numbering="true" text:style-name="L7">
        <text:list-item>
          <text:p text:style-name="P31">/tasks <text:s/>- GET – <text:span text:style-name="T3">Retornar y mostrar la categoria </text:span></text:p>
        </text:list-item>
        <text:list-item>
          <text:p text:style-name="P31">/tasks – POST – <text:span text:style-name="T3">Modificar y Verificar si la Categoria no existe</text:span></text:p>
        </text:list-item>
        <text:list-item>
          <text:p text:style-name="P31">/tasks/:id – PUT - <text:span text:style-name="T3">Modificar</text:span></text:p>
        </text:list-item>
        <text:list-item>
          <text:p text:style-name="P31">/tasks/:id/complete – PUT</text:p>
        </text:list-item>
        <text:list-item>
          <text:p text:style-name="P31">/<text:span text:style-name="T1">tasks/:id – DELETE</text:span></text:p>
        </text:list-item>
        <text:list-item>
          <text:p text:style-name="P31"/>
        </text:list-item>
        <text:list-item>
          <text:p text:style-name="P31">/<text:span text:style-name="T3">category – GET</text:span></text:p>
        </text:list-item>
        <text:list-item>
          <text:p text:style-name="P31">/<text:span text:style-name="T3">category - POST</text:span></text:p>
        </text:list-item>
        <text:list-item>
          <text:p text:style-name="P39">/category/:id – PUT </text:p>
        </text:list-item>
        <text:list-item>
          <text:p text:style-name="P39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t asd = `select tags.id, tags.name from tasks_tags inner join tags on tags.id = tasks_tags.id_tag where tasks_tags.id_task = 1`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p text:style-name="P15">Tags:</text:p>
      <text:list xml:id="list2646881398" text:style-name="L8">
        <text:list-item>
          <text:p text:style-name="P40">Interfaz de acciones para las tags</text:p>
        </text:list-item>
      </text:list>
      <text:list xml:id="list535135114" text:style-name="L9">
        <text:list-item>
          <text:p text:style-name="P41">Adicionar tags a una tarea</text:p>
        </text:list-item>
        <text:list-item>
          <text:p text:style-name="P41">Eliminar tags de una tarea</text:p>
        </text:list-item>
      </text:list>
      <text:p text:style-name="P15"/>
      <text:p text:style-name="P15">Base de Datos:</text:p>
      <text:list xml:id="list3919994330" text:style-name="L10">
        <text:list-item>
          <text:p text:style-name="P42">Tags:</text:p>
          <text:list>
            <text:list-item>
              <text:p text:style-name="P42">id: varchar(25) ulid primary_key</text:p>
            </text:list-item>
            <text:list-item>
              <text:p text:style-name="P42">tag: varchar(50) </text:p>
              <text:p text:style-name="P42"/>
            </text:list-item>
          </text:list>
        </text:list-item>
        <text:list-item>
          <text:p text:style-name="P42">Tareas:</text:p>
          <text:list>
            <text:list-item>
              <text:p text:style-name="P42">id_tag: varchar(25)</text:p>
            </text:list-item>
          </text:list>
        </text:list-item>
      </text:list>
      <text:p text:style-name="P15"/>
      <text:list xml:id="list111938904431424" text:continue-numbering="true" text:style-name="L10">
        <text:list-item>
          <text:p text:style-name="P42">Tareas-Tag:</text:p>
          <text:list>
            <text:list-item>
              <text:p text:style-name="P42">id: varchar(25) ulid primary_key</text:p>
            </text:list-item>
            <text:list-item>
              <text:p text:style-name="P42">id_tarea: varchar(25)</text:p>
            </text:list-item>
            <text:list-item>
              <text:p text:style-name="P42">id_tag: varchar(25)</text:p>
            </text:list-item>
          </text:list>
        </text:list-item>
      </text:list>
      <text:p text:style-name="P15">Servicios:</text:p>
      <text:list xml:id="list353823471" text:style-name="L11">
        <text:list-item>
          <text:p text:style-name="P43">/tags – GET </text:p>
        </text:list-item>
        <text:list-item>
          <text:p text:style-name="P43">/tags – POST</text:p>
        </text:list-item>
        <text:list-item>
          <text:p text:style-name="P43">/tags/:id – DELETE</text:p>
        </text:list-item>
        <text:list-item>
          <text:p text:style-name="P47"><text:span text:style-name="T4">/</text:span><text:span text:style-name="T6">tags/:id – PUT Actualizar tag</text:span></text:p>
        </text:list-item>
      </text:list>
      <text:p text:style-name="P17"/>
      <text:list xml:id="list111939628881372" text:continue-numbering="true" text:style-name="L11">
        <text:list-item>
          <text:p text:style-name="P47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48"><text:span text:style-name="T5">b</text:span><text:span text:style-name="T4">ody:{</text:span></text:p>
              <text:list>
                <text:list-item>
                  <text:p text:style-name="P44">id_tag</text:p>
                  <text:p text:style-name="P44">}</text:p>
                </text:list-item>
              </text:list>
            </text:list-item>
          </text:list>
        </text:list-item>
        <text:list-item>
          <text:p text:style-name="P47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/text:p>
      <text:p text:style-name="P21">Poner como variable el tiempo de vida del JWT</text:p>
      <text:p text:style-name="P22">Cambiar el nombre de las varibles en la tabla</text:p>
      <text:p text:style-name="P22">Cambiar el nombre de lo q nos retorna las consultas</text:p>
      <text:p text:style-name="P19"/>
      <text:p text:style-name="P19"/>
      <text:p text:style-name="P14">try{ const connection = await mysql.createConnection({host:'localhost', user: 'root', database: 'test'}); const [rows, fields] = await connection.execute('SELECT * FROM `table` WHERE `name` = ? AND `age` &gt; ?', ['Morty', 14]); }catch(e){ res.status(500).json({ msg: "Ocurrio un error inesperado" }); }</text:p>
      <text:p text:style-name="P19"/>
      <text:p text:style-name="P19"/>
      <text:p text:style-name="P23">Para las tags:</text:p>
      <text:p text:style-name="P23"><text:tab/>Enviar las tags y las categorias en 2 peticiones al mismo tiempo</text:p>
      <text:p text:style-name="P23">Recordarle hacer levantar la app</text:p>
      <text:p text:style-name="P23">Codigo 201 tambien es para delete </text:p>
      <text:p text:style-name="P24">tags</text:p>
      <text:p text:style-name="P19"/>
      <text:list xml:id="list2286140199" text:style-name="L12">
        <text:list-header>
          <text:p text:style-name="P45"/>
        </text:list-header>
      </text:list>
      <text:p text:style-name="P20"/>
      <text:list xml:id="list111940490808616" text:continue-numbering="true" text:style-name="L12">
        <text:list-item>
          <text:p text:style-name="P45">0. Hacer README!</text:p>
        </text:list-item>
        <text:list-item>
          <text:p text:style-name="P49"><text:span text:style-name="T9">A</text:span><text:span text:style-name="T8">utenticacion</text:span></text:p>
          <text:list>
            <text:list-item>
              <text:p text:style-name="P45">Crear variable de entorno para el tiempo de vida del JWT</text:p>
            </text:list-item>
            <text:list-item>
              <text:p text:style-name="P45"/>
            </text:list-item>
          </text:list>
        </text:list-item>
        <text:list-item>
          <text:p text:style-name="P46">Categorias</text:p>
        </text:list-item>
        <text:list-item>
          <text:p text:style-name="P46">Tags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Primero el tuto de sequalize</text:p>
      <text:p text:style-name="P29"><text:span text:style-name="T10"><text:tab/></text:span><text:a xlink:type="simple" xlink:href="https://www.youtube.com/watch?v=3xiIOgYdbiE&amp;t=783s" office:target-frame-name="_blank" xlink:show="new" text:style-name="Internet_20_link" text:visited-style-name="Visited_20_Internet_20_Link">https://www.youtube.com/watch?v=3xiIOgYdbiE&amp;t=783s</text:a></text:p>
      <text:p text:style-name="P26">Luego al Todo List, modificar a sequalize</text:p>
      <text:p text:style-name="P26">Renombrar</text:p>
      <text:p text:style-name="P26"><text:tab/>nombre.carpeta.js</text:p>
      <text:p text:style-name="P26">Crear Carpeta</text:p>
      <text:p text:style-name="P26">* Services – tasks.services.js</text:p>
      <text:p text:style-name="P26"/>
      <text:p text:style-name="P26"/>
      <text:p text:style-name="P27">Esquema de la base de datos → comandos Mysql db.sql tener un usuario por defecto</text:p>
      <text:p text:style-name="P27">Encriptar contrasena → se inserta la contrasena encriptada </text:p>
      <text:p text:style-name="P27"/>
      <text:p text:style-name="P28">Ver el video de Imagen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12-03T11:19:38.257012502</dc:date>
    <meta:editing-duration>PT18H25M42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5" meta:paragraph-count="107" meta:word-count="489" meta:character-count="2947" meta:non-whitespace-character-count="2592"/>
  </office:meta>
</office:document-meta>
</file>